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e7a" officeooo:paragraph-rsid="001b0e7a"/>
    </style:style>
    <style:style style:name="P2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1b0e7a" officeooo:paragraph-rsid="001b0e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ce creation worksheet:</text:p>
      <text:p text:style-name="P1"/>
      <text:p text:style-name="P1">Name of Race: _________________________________</text:p>
      <text:p text:style-name="P1"/>
      <text:p text:style-name="P1">Natural advantage: ___________________________________________________________________</text:p>
      <text:p text:style-name="P1"/>
      <text:p text:style-name="P1">Natural disadvantage: _________________________________________________________________</text:p>
      <text:p text:style-name="P1"/>
      <text:p text:style-name="P1">Physical appearance: _________________________________________________________________</text:p>
      <text:p text:style-name="P2"/>
      <text:p text:style-name="P2"/>
      <text:p text:style-name="P2"/>
      <text:p text:style-name="P2"/>
      <text:p text:style-name="P1"/>
      <text:p text:style-name="P1">Culture: _________________________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>History: _________________________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15:50:28.841560024</meta:creation-date>
    <meta:print-date>2018-08-26T15:54:45.556689192</meta:print-date>
    <dc:date>2018-08-26T15:55:26.201409822</dc:date>
    <meta:editing-duration>PT4M57S</meta:editing-duration>
    <meta:editing-cycles>1</meta:editing-cycles>
    <meta:document-statistic meta:table-count="0" meta:image-count="0" meta:object-count="0" meta:page-count="1" meta:paragraph-count="7" meta:word-count="20" meta:character-count="500" meta:non-whitespace-character-count="487"/>
    <meta:generator>LibreOffice/6.0.3.2$Linux_X86_64 LibreOffice_project/00m0$Build-2</meta:generator>
  </office:meta>
</office:document-meta>
</file>